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tserrat" svg:font-family="Montserrat"/>
    <style:font-face style:name="inherit" svg:font-family="inherit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normal" style:font-weight-asian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37%" fo:text-indent="0cm" style:auto-text-indent="false"/>
      <style:text-properties officeooo:paragraph-rsid="0012bbf9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7%" fo:text-indent="0cm" style:auto-text-indent="false"/>
      <style:text-properties officeooo:paragraph-rsid="0010e651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37%" fo:text-indent="0cm" style:auto-text-indent="false"/>
      <style:text-properties fo:font-variant="normal" fo:text-transform="none" style:font-name="Calibri" fo:font-size="12pt" fo:font-style="normal" fo:font-weight="normal" style:font-weight-asian="normal" style:font-weight-complex="normal" loext:padding="0cm" loext:border="none"/>
    </style:style>
    <style:style style:name="P5" style:family="paragraph" style:parent-style-name="Heading_20_2">
      <style:paragraph-properties fo:text-align="center" style:justify-single-word="false"/>
      <style:text-properties fo:font-variant="normal" fo:text-transform="none" style:font-name="inherit" fo:font-size="12pt" fo:font-style="normal" style:text-underline-style="solid" style:text-underline-width="auto" style:text-underline-color="font-color" fo:font-weight="bold" officeooo:rsid="0010e651" officeooo:paragraph-rsid="0010e651" style:font-weight-asian="bold" style:font-weight-complex="bold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37%" fo:text-indent="0cm" style:auto-text-indent="false"/>
      <style:text-properties officeooo:paragraph-rsid="0017686f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style:font-name="inherit" fo:font-size="12pt" fo:font-style="normal" style:text-underline-style="solid" style:text-underline-width="auto" style:text-underline-color="font-color" fo:font-weight="bold" officeooo:rsid="0010e651" officeooo:paragraph-rsid="0010e651" style:font-weight-asian="bold" style:font-weight-complex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37%" fo:text-indent="0cm" style:auto-text-indent="false"/>
      <style:text-properties fo:font-variant="normal" fo:text-transform="none" fo:color="#000000" loext:opacity="100%" style:font-name="Montserrat" fo:font-size="12pt" fo:letter-spacing="normal" fo:font-style="normal" fo:font-weight="normal" officeooo:rsid="0010e651" officeooo:paragraph-rsid="0010e651" style:font-weight-asian="normal" style:font-weight-complex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37%" fo:text-indent="0cm" style:auto-text-indent="false"/>
      <style:text-properties fo:font-variant="normal" fo:text-transform="none" fo:color="#000000" loext:opacity="100%" style:font-name="Montserrat" fo:font-size="12pt" fo:letter-spacing="normal" fo:font-style="normal" fo:font-weight="normal" officeooo:rsid="0010e651" officeooo:paragraph-rsid="0010e651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7%" fo:text-indent="0cm" style:auto-text-indent="false"/>
      <style:text-properties fo:font-variant="normal" fo:text-transform="none" fo:color="#000000" loext:opacity="100%" style:font-name="Montserrat" fo:font-size="12pt" fo:letter-spacing="normal" fo:font-style="normal" fo:font-weight="normal" officeooo:paragraph-rsid="0010e651"/>
    </style:style>
    <style:style style:name="T1" style:family="text">
      <style:text-properties fo:font-variant="normal" fo:text-transform="none" fo:color="#000000" loext:opacity="100%" style:font-name="Calibri" fo:font-size="12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000000" loext:opacity="100%" style:font-name="Calibri" fo:font-size="12pt" fo:letter-spacing="normal" fo:font-style="normal" fo:font-weight="normal" officeooo:rsid="0012bbf9" style:font-weight-asian="normal" style:font-weight-complex="normal"/>
    </style:style>
    <style:style style:name="T3" style:family="text">
      <style:text-properties fo:font-variant="normal" fo:text-transform="none" fo:color="#000000" loext:opacity="100%" style:font-name="Calibri" fo:font-size="12pt" fo:letter-spacing="normal" fo:font-style="normal" fo:font-weight="normal" officeooo:rsid="0012bbf9" style:font-weight-asian="normal" style:font-weight-complex="normal" loext:padding="0cm" loext:border="none"/>
    </style:style>
    <style:style style:name="T4" style:family="text">
      <style:text-properties fo:font-variant="normal" fo:text-transform="none" fo:color="#000000" loext:opacity="100%" style:font-name="Calibri" fo:font-size="12pt" fo:letter-spacing="normal" fo:font-style="normal" fo:font-weight="normal" officeooo:rsid="0015c986" style:font-weight-asian="normal" style:font-weight-complex="normal"/>
    </style:style>
    <style:style style:name="T5" style:family="text">
      <style:text-properties fo:font-variant="normal" fo:text-transform="none" fo:color="#000000" loext:opacity="100%" style:font-name="Calibri" fo:font-size="12pt" fo:letter-spacing="normal" fo:font-style="normal" fo:font-weight="normal" officeooo:rsid="0017686f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Calibri" fo:font-size="12pt" fo:letter-spacing="normal" fo:font-style="normal" officeooo:rsid="0017686f"/>
    </style:style>
    <style:style style:name="T7" style:family="text">
      <style:text-properties fo:font-variant="normal" fo:text-transform="none" fo:color="#000000" loext:opacity="100%" style:font-name="Montserrat" fo:font-size="12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Montserrat" fo:font-size="12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000000" loext:opacity="100%" style:font-name="Montserrat" fo:font-size="12pt" fo:letter-spacing="normal" fo:font-style="normal" fo:font-weight="normal" officeooo:rsid="0010e651" style:font-weight-asian="normal" style:font-weight-complex="normal" loext:padding="0cm" loext:border="none"/>
    </style:style>
    <style:style style:name="T10" style:family="text">
      <style:text-properties fo:font-variant="normal" fo:text-transform="none" fo:color="#000000" loext:opacity="100%" style:font-name="Montserrat" fo:font-size="12pt" fo:letter-spacing="normal" fo:font-style="normal" fo:font-weight="normal" style:font-weight-asian="normal" style:font-weight-complex="normal" loext:padding="0cm" loext:border="none"/>
    </style:style>
    <style:style style:name="T11" style:family="text">
      <style:text-properties fo:font-variant="normal" fo:text-transform="none" fo:color="#000000" loext:opacity="100%" style:font-name="Montserrat" fo:font-size="12pt" fo:letter-spacing="normal" fo:font-style="normal" fo:font-weight="normal" officeooo:rsid="0010e651"/>
    </style:style>
    <style:style style:name="T12" style:family="text">
      <style:text-properties fo:font-variant="normal" fo:text-transform="none" fo:color="#000000" loext:opacity="100%" style:font-name="Montserrat" fo:font-size="12pt" fo:letter-spacing="normal" fo:font-style="normal" fo:font-weight="normal" officeooo:rsid="0015059f" style:font-weight-asian="bold" style:font-weight-complex="bold"/>
    </style:style>
    <style:style style:name="T13" style:family="text">
      <style:text-properties fo:font-variant="normal" fo:text-transform="none" fo:color="#000000" loext:opacity="100%" style:font-name="Montserrat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variant="normal" fo:text-transform="none" fo:color="#000000" loext:opacity="100%" style:font-name="Montserrat" fo:font-size="12pt" fo:letter-spacing="normal" fo:font-style="normal" style:text-underline-style="solid" style:text-underline-width="auto" style:text-underline-color="font-color" fo:font-weight="bold" officeooo:rsid="0010e651" style:font-weight-asian="bold" style:font-weight-complex="bold"/>
    </style:style>
    <style:style style:name="T15" style:family="text">
      <style:text-properties fo:font-variant="normal" fo:text-transform="none" fo:color="#000000" loext:opacity="100%" style:font-name="Montserrat" fo:font-size="12pt" fo:letter-spacing="normal" fo:font-style="normal" style:text-underline-style="solid" style:text-underline-width="auto" style:text-underline-color="font-color" fo:font-weight="bold" officeooo:rsid="0010e651" style:font-weight-asian="bold" style:font-weight-complex="bold" loext:padding="0cm" loext:border="none"/>
    </style:style>
    <style:style style:name="T16" style:family="text">
      <style:text-properties fo:font-variant="normal" fo:text-transform="none" style:font-name="Calibri" fo:font-size="12pt" fo:font-style="normal" fo:font-weight="normal" style:font-weight-asian="normal" style:font-weight-complex="normal" loext:padding="0cm" loext:border="none"/>
    </style:style>
    <style:style style:name="T17" style:family="text">
      <style:text-properties fo:font-variant="normal" fo:text-transform="none" style:font-name="Calibri" fo:font-size="12pt" fo:font-style="normal" fo:font-weight="normal" officeooo:rsid="0012bbf9" style:font-weight-asian="normal" style:font-weight-complex="normal" loext:padding="0cm" loext:border="none"/>
    </style:style>
    <style:style style:name="T18" style:family="text">
      <style:text-properties fo:font-variant="normal" fo:text-transform="none" style:font-name="Calibri" fo:font-size="12pt" fo:font-style="normal" fo:font-weight="normal" officeooo:rsid="0015c986" style:font-weight-asian="normal" style:font-weight-complex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Ma Réu – Création d’une application de gestion de réunions </text:h>
      <text:p text:style-name="P7">Projet 4 - OpenClassRooms</text:p>
      <text:p text:style-name="P4"/>
      <text:p text:style-name="P3"><text:span text:style-name="T15">P4_01_Rapports</text:span><text:span text:style-name="T9"> : </text:span><text:span text:style-name="T10">les </text:span><text:span text:style-name="Strong_20_Emphasis"><text:span text:style-name="T8">rapports d'exécution </text:span></text:span><text:span text:style-name="T10">au format HTML ;</text:span></text:p>
      <text:p text:style-name="P8"/>
      <text:p text:style-name="P3"><text:span text:style-name="T15">P4_02_Code</text:span><text:span text:style-name="T9"> :</text:span><text:span text:style-name="T7"> lien vers le dépôt GitHub contenant le </text:span><text:span text:style-name="Strong_20_Emphasis"><text:span text:style-name="T7">code de </text:span></text:span><text:span text:style-name="Strong_20_Emphasis"><text:span text:style-name="T12">l’</text:span></text:span><text:span text:style-name="Strong_20_Emphasis"><text:span text:style-name="T7">application </text:span></text:span></text:p>
      <text:p text:style-name="P9"/>
      <text:p text:style-name="P9"><text:a xlink:type="simple" xlink:href="https://github.com/Rodolphe18/PROJET-4---OPC---15-06-2021" text:style-name="Internet_20_link" text:visited-style-name="Visited_20_Internet_20_Link">https://github.com/Rodolphe18/PROJET-4---OPC---15-06-2021</text:a></text:p>
      <text:p text:style-name="P9"><text:span text:style-name="T11"/></text:p>
      <text:p text:style-name="P3"><text:span text:style-name="T14">P4_03: P</text:span><text:span text:style-name="Strong_20_Emphasis"><text:span text:style-name="T13">aragraphe </text:span></text:span><text:span text:style-name="T13">justifiant le choix du langage Java </text:span></text:p>
      <text:p text:style-name="P10"/>
      <text:p text:style-name="P2"><text:span text:style-name="T17">Ce</text:span><text:span text:style-name="T16"> langage </text:span><text:span text:style-name="T17">est </text:span><text:span text:style-name="T18">relativement </text:span><text:span text:style-name="T17">récent </text:span><text:span text:style-name="T16">avec une communauté moins importante, </text:span><text:span text:style-name="T18">bien que cela est tendance à évoluer. </text:span><text:span text:style-name="T16"><text:s/></text:span></text:p>
      <text:p text:style-name="P6"><text:span text:style-name="T16">Kotlin est </text:span><text:span text:style-name="T18">par ailleurs un langage</text:span><text:span text:style-name="T16"> plus haut niveau que Java et </text:span><text:span text:style-name="T18">l’</text:span><text:span text:style-name="T16">on peut passer à côté de certaines choses. </text:span></text:p>
      <text:p text:style-name="P6"><text:bookmark text:name="r-5357419"/><text:bookmark text:name="r-5357412"/><text:bookmark text:name="r-5357411"/><text:span text:style-name="T18">A noter que</text:span><text:span text:style-name="T3"> </text:span><text:span text:style-name="T1">Kotlin </text:span><text:span text:style-name="T4">é</text:span><text:span text:style-name="T1">t</text:span><text:span text:style-name="T4">ant</text:span><text:span text:style-name="T1"> un langage de programmation </text:span><text:span text:style-name="Strong_20_Emphasis"><text:span text:style-name="T1">"100% interopérable avec Java", </text:span></text:span><text:span text:style-name="Strong_20_Emphasis"><text:span text:style-name="T4">une appl</text:span></text:span><text:span text:style-name="Strong_20_Emphasis"><text:span text:style-name="T5">i</text:span></text:span><text:span text:style-name="Strong_20_Emphasis"><text:span text:style-name="T4">cation codée en Java pourra</text:span></text:span><text:span text:style-name="Strong_20_Emphasis"><text:span text:style-name="T2"> ultérieurement </text:span></text:span><text:span text:style-name="Strong_20_Emphasis"><text:span text:style-name="T5">être</text:span></text:span><text:span text:style-name="Strong_20_Emphasis"><text:span text:style-name="T2"> migr</text:span></text:span><text:span text:style-name="Strong_20_Emphasis"><text:span text:style-name="T5">ée</text:span></text:span><text:span text:style-name="Strong_20_Emphasis"><text:span text:style-name="T2"> vers Kotlin. </text:span>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tserrat" svg:font-family="Montserrat"/>
    <style:font-face style:name="inherit" svg:font-family="inherit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5T16:15:08.442000000</dc:date>
    <meta:editing-duration>P1DT44M2S</meta:editing-duration>
    <meta:editing-cycles>4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9" meta:word-count="106" meta:character-count="710" meta:non-whitespace-character-count="607"/>
  </office:meta>
</office:document-meta>
</file>